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 Unicode MS1" svg:font-family="'Arial Unicode MS'" style:font-pitch="variable"/>
    <style:font-face style:name="SimSun" svg:font-family="SimSun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text-outline="false" style:font-name="Times New Roman" fo:font-size="8pt" fo:font-style="normal" fo:text-shadow="none" fo:font-weight="bold" style:text-underline-mode="continuous" style:text-overline-mode="continuous" style:text-line-through-mode="continuous" style:font-name-asian="Arial Unicode MS1" style:font-size-asian="6.80000019073486pt" style:font-style-asian="normal" style:font-weight-asian="bold" style:font-name-complex="Tahoma1" style:font-size-complex="8pt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Times New Roman" fo:font-size="8pt" fo:font-style="normal" fo:font-weight="normal" style:font-weight-asian="normal" style:font-weight-complex="normal"/>
    </style:style>
    <style:style style:name="ce5" style:family="table-cell" style:parent-style-name="Default">
      <style:table-cell-properties fo:background-color="transparent"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47" table:default-cell-style-name="ce2"/>
        <table:table-column table:style-name="co2" table:number-columns-repeated="777" table:default-cell-style-name="ce5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1" office:value-type="string">
            <text:p>Материалисты</text:p>
          </table:table-cell>
          <table:table-cell table:style-name="ce1" office:value-type="string">
            <text:p>институционалисты</text:p>
          </table:table-cell>
          <table:table-cell table:style-name="ce3" office:value-type="string">
            <text:p>Информационные философы</text:p>
          </table:table-cell>
          <table:table-cell table:style-name="ce3" office:value-type="string">
            <text:p>коммуникационные философы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table:style-name="ce1" office:value-type="string">
            <text:p>Материалистическая философия <text:span text:style-name="T1">механика, физика, химия, материаловедение и прочие</text:span></text:p>
          </table:table-cell>
          <table:table-cell office:value-type="string">
            <text:p>институализированная материальная реальность</text:p>
          </table:table-cell>
          <table:table-cell office:value-type="string">
            <text:p>Информационная материальная реальность <text:span text:style-name="T3">материальные носители информации.</text:span></text:p>
            <text:p><text:span text:style-name="T4">бумажные и электронные СМИ, книги, библиотеки, архивы</text:span></text:p>
          </table:table-cell>
          <table:table-cell office:value-type="string">
            <text:p>коммуникационная материальная реальность <text:s text:c="8"/><text:span text:style-name="T6">сети, почтовая инфраструктура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институциональная (организационная )реальность</text:p>
          </table:table-cell>
          <table:table-cell office:value-type="string">
            <text:p>материальные институты</text:p>
          </table:table-cell>
          <table:table-cell table:style-name="ce1" office:value-type="string">
            <text:p>институционалистика, теория и философия организаций</text:p>
          </table:table-cell>
          <table:table-cell office:value-type="string">
            <text:p>информационные институты и организации</text:p>
          </table:table-cell>
          <table:table-cell office:value-type="string">
            <text:p>коммуникационные институты и организации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Информационная реальность</text:p>
          </table:table-cell>
          <table:table-cell office:value-type="string">
            <text:p>Информация о материальных объектах <text:s text:c="5"/><text:span text:style-name="T2">реклама вещей и веществ. </text:span><text:span text:style-name="T3">Информация о погоде и природных явлений типа магнитных бурь. Новости материального мира,</text:span></text:p>
          </table:table-cell>
          <table:table-cell office:value-type="string">
            <text:p>институализированная (организованная) информационная реальность</text:p>
          </table:table-cell>
          <table:table-cell table:style-name="ce1" office:value-type="string">
            <text:p>Информационная философия <text:s text:c="3"/><text:span text:style-name="T5"><text:s/></text:span><text:span text:style-name="T1">теория информации</text:span></text:p>
          </table:table-cell>
          <table:table-cell table:style-name="ce4" office:value-type="string">
            <text:p>информация в коммуникациях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коммуникационная реальность</text:p>
          </table:table-cell>
          <table:table-cell office:value-type="string">
            <text:p>материальные коммуникации</text:p>
          </table:table-cell>
          <table:table-cell office:value-type="string">
            <text:p>институализированная (организованная) коммуникационная реальность</text:p>
          </table:table-cell>
          <table:table-cell table:style-name="ce4" office:value-type="string">
            <text:p>информационные коммуникации</text:p>
          </table:table-cell>
          <table:table-cell table:style-name="ce1" office:value-type="string">
            <text:p>философия коммуникаций</text:p>
          </table:table-cell>
          <table:table-cell table:number-columns-repeated="1019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1" svg:font-family="'Arial Unicode MS'" style:font-pitch="variable"/>
    <style:font-face style:name="SimSun" svg:font-family="SimSun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3">13.12.2009</text:date>, <text:time>12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kordonsky</meta:initial-creator>
    <meta:creation-date>2009-12-13T12:20:39</meta:creation-date>
    <dc:date>2009-12-13T12:25:34</dc:date>
    <dc:creator>simon kordonsky</dc:creator>
    <meta:editing-duration>PT00H04M55S</meta:editing-duration>
    <meta:editing-cycles>1</meta:editing-cycles>
    <meta:document-statistic meta:table-count="3" meta:cell-count="25" meta:object-count="0"/>
    <meta:generator>OpenOffice.org/3.1$Unix OpenOffice.org_project/310m19$Build-9420</meta:generator>
  </office:meta>
</office:document-meta>
</file>